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itle">Game Making and Coding Fluency in Practice</text:p>
      <text:p text:style-name="Text_20_body">Mick Chesterman https://orcid.org/0000-0002-8005-2390</text:p>
      <text:h text:style-name="Heading_20_2" text:outline-level="2"><text:bookmark-start text:name="introduction-and-context"/>Introduction and Context<text:bookmark-end text:name="introduction-and-context"/></text:h>
      <text:h text:style-name="Heading_20_3" text:outline-level="3"><text:bookmark-start text:name="intro-and-contents"/>Intro and contents<text:bookmark-end text:name="intro-and-contents"/></text:h>
      <text:p text:style-name="First_20_paragraph">STILL IN DRAFT FORM</text:p>
      <text:p text:style-name="Text_20_body">In this chapter I explore the potential of digital game making as an inclusive way of developing coding concepts and general coding fluency in the later stages of Primary Education.</text:p>
      <text:p text:style-name="Text_20_body">This chapter contains (CHANGE THIS LATER TO PROSE not bullet points): - a summary of UK context of coding and inclusion - a brief summary of research relating to game making as an educational practice - a section on alignment of PBL, UDL and game making - two game making tools used in my Study - research vignette - evolution of research design - Overview of The 3M Game Making Learning Design - Summary of Supporting Resources</text:p>
      <text:h text:style-name="Heading_20_3" text:outline-level="3"><text:bookmark-start text:name="context"/>Context<text:bookmark-end text:name="context"/></text:h>
      <text:p text:style-name="First_20_paragraph">In the UK 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properties&quot;:{&quot;noteIndex&quot;:0,&quot;formattedCitation&quot;:&quot;[@livingstone_next_2011]&quot;},&quot;schema&quot;:&quot;https://github.com/citation-style-language/schema/raw/master/csl-citation.json&quot;,&quot;citationItems&quot;:[{&quot;uri&quot;:[&quot;http://zotero.org/users/1913249/items/VBXU3WDU&quot;],&quot;itemData&quot;:{&quot;author&quot;:[{&quot;family&quot;:&quot;Livingstone&quot;,&quot;given&quot;:&quot;Ian&quot;},{&quot;family&quot;:&quot;Hope&quot;,&quot;given&quot;:&quot;Alex&quot;}],&quot;type&quot;:&quot;article-journal&quot;,&quot;id&quot;:&quot;livingstone_next_2011&quot;,&quot;title&quot;:&quot;Next Gen: Transforming the UK into the world’s leading talent hub for the video games and visual effects industries&quot;,&quot;issued&quot;:{&quot;date-parts&quot;:[[2011]]},&quot;citation-key&quot;:&quot;livingstone_next_2011&quot;,&quot;container-title&quot;:&quot;National Endowment for Science, Technology and the Arts (NESTA), London, UK&quot;},&quot;id&quot;:3303,&quot;uris&quot;:[&quot;http://zotero.org/users/1913249/items/VBXU3WDU&quot;],&quot;suffix&quot;:&quot;&quot;,&quot;prefix&quot;:&quot;&quot;}],&quot;citationID&quot;:&quot;kuuxfith&quot;} RNDomqjnyxqsd"/>&lt;Do Zotero Refresh: [@livingstone_next_2011]&gt;<text:reference-mark-end text:name="ZOTERO_ITEM CSL_CITATION {&quot;properties&quot;:{&quot;noteIndex&quot;:0,&quot;formattedCitation&quot;:&quot;[@livingstone_next_2011]&quot;},&quot;schema&quot;:&quot;https://github.com/citation-style-language/schema/raw/master/csl-citation.json&quot;,&quot;citationItems&quot;:[{&quot;uri&quot;:[&quot;http://zotero.org/users/1913249/items/VBXU3WDU&quot;],&quot;itemData&quot;:{&quot;author&quot;:[{&quot;family&quot;:&quot;Livingstone&quot;,&quot;given&quot;:&quot;Ian&quot;},{&quot;family&quot;:&quot;Hope&quot;,&quot;given&quot;:&quot;Alex&quot;}],&quot;type&quot;:&quot;article-journal&quot;,&quot;id&quot;:&quot;livingstone_next_2011&quot;,&quot;title&quot;:&quot;Next Gen: Transforming the UK into the world’s leading talent hub for the video games and visual effects industries&quot;,&quot;issued&quot;:{&quot;date-parts&quot;:[[2011]]},&quot;citation-key&quot;:&quot;livingstone_next_2011&quot;,&quot;container-title&quot;:&quot;National Endowment for Science, Technology and the Arts (NESTA), London, UK&quot;},&quot;id&quot;:3303,&quot;uris&quot;:[&quot;http://zotero.org/users/1913249/items/VBXU3WDU&quot;],&quot;suffix&quot;:&quot;&quot;,&quot;prefix&quot;:&quot;&quot;}],&quot;citationID&quot;:&quot;kuuxfith&quot;} RNDomqjnyxqs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 The After the Reboot report <text:reference-mark-start text:name="ZOTERO_ITEM CSL_CITATION {&quot;properties&quot;:{&quot;noteIndex&quot;:0,&quot;formattedCitation&quot;:&quot;[@waite_pedagogy_2017]&quot;},&quot;schema&quot;:&quot;https://github.com/citation-style-language/schema/raw/master/csl-citation.json&quot;,&quot;citationItems&quot;:[{&quot;uri&quot;:[&quot;http://zotero.org/users/1913249/items/R4M4KKC8&quot;],&quot;itemData&quot;:{&quot;page&quot;:&quot;90&quot;,&quot;id&quot;:&quot;waite_pedagogy_2017&quot;,&quot;citation-key&quot;:&quot;waite_pedagogy_2017&quot;,&quot;author&quot;:[{&quot;family&quot;:&quot;Waite&quot;,&quot;given&quot;:&quot;Jane&quot;}],&quot;source&quot;:&quot;Zotero&quot;,&quot;issued&quot;:{&quot;date-parts&quot;:[[2017]]},&quot;type&quot;:&quot;report&quot;,&quot;publisher&quot;:&quot;Royal Society&quot;,&quot;title&quot;:&quot;Pedagogy in teaching Computer Science in schools: A Literature Review&quot;,&quot;language&quot;:&quot;en&quot;},&quot;id&quot;:2881,&quot;uris&quot;:[&quot;http://zotero.org/users/1913249/items/R4M4KKC8&quot;],&quot;suffix&quot;:&quot;&quot;,&quot;prefix&quot;:&quot;&quot;}],&quot;citationID&quot;:&quot;pagduekd&quot;} RNDczfnvphqnm"/>&lt;Do Zotero Refresh: [@waite_pedagogy_2017]&gt;<text:reference-mark-end text:name="ZOTERO_ITEM CSL_CITATION {&quot;properties&quot;:{&quot;noteIndex&quot;:0,&quot;formattedCitation&quot;:&quot;[@waite_pedagogy_2017]&quot;},&quot;schema&quot;:&quot;https://github.com/citation-style-language/schema/raw/master/csl-citation.json&quot;,&quot;citationItems&quot;:[{&quot;uri&quot;:[&quot;http://zotero.org/users/1913249/items/R4M4KKC8&quot;],&quot;itemData&quot;:{&quot;page&quot;:&quot;90&quot;,&quot;id&quot;:&quot;waite_pedagogy_2017&quot;,&quot;citation-key&quot;:&quot;waite_pedagogy_2017&quot;,&quot;author&quot;:[{&quot;family&quot;:&quot;Waite&quot;,&quot;given&quot;:&quot;Jane&quot;}],&quot;source&quot;:&quot;Zotero&quot;,&quot;issued&quot;:{&quot;date-parts&quot;:[[2017]]},&quot;type&quot;:&quot;report&quot;,&quot;publisher&quot;:&quot;Royal Society&quot;,&quot;title&quot;:&quot;Pedagogy in teaching Computer Science in schools: A Literature Review&quot;,&quot;language&quot;:&quot;en&quot;},&quot;id&quot;:2881,&quot;uris&quot;:[&quot;http://zotero.org/users/1913249/items/R4M4KKC8&quot;],&quot;suffix&quot;:&quot;&quot;,&quot;prefix&quot;:&quot;&quot;}],&quot;citationID&quot;:&quot;pagduekd&quot;} RNDczfnvphqnm"/>, returned to the subject of game making as a way of increasing engagement in the process of coding. The review highlighted several area of promise which needed more research, namely; using games for engagement, use of game patterns and involvement of girls in coding and social and cultural aspects of coding. 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 Game making aligns well with the principles of inclusive practices and project-based learning (PBL) namely: that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Research by the UK National Literacy Trust <text:reference-mark-start text:name="ZOTERO_ITEM CSL_CITATION {&quot;properties&quot;:{&quot;noteIndex&quot;:0,&quot;formattedCitation&quot;:&quot;[-@picton_video_2020]&quot;},&quot;schema&quot;:&quot;https://github.com/citation-style-language/schema/raw/master/csl-citation.json&quot;,&quot;citationItems&quot;:[{&quot;uri&quot;:[&quot;http://zotero.org/users/1913249/items/T96LXVV8&quot;],&quot;itemData&quot;:{&quot;page&quot;:&quot;31&quot;,&quot;id&quot;:&quot;picton_video_2020&quot;,&quot;citation-key&quot;:&quot;picton_video_2020&quot;,&quot;author&quot;:[{&quot;family&quot;:&quot;Picton&quot;,&quot;given&quot;:&quot;Irene&quot;},{&quot;family&quot;:&quot;Clark&quot;,&quot;given&quot;:&quot;Christina&quot;},{&quot;family&quot;:&quot;Judge&quot;,&quot;given&quot;:&quot;Tim&quot;}],&quot;source&quot;:&quot;Zotero&quot;,&quot;issued&quot;:{&quot;date-parts&quot;:[[2020]]},&quot;type&quot;:&quot;report&quot;,&quot;publisher&quot;:&quot;National Literacy Trust&quot;,&quot;title&quot;:&quot;Video game playing and literacy: a survey of young people aged 11 to 16&quot;,&quot;language&quot;:&quot;en&quot;},&quot;prefix&quot;:&quot;&quot;,&quot;uris&quot;:[&quot;http://zotero.org/users/1913249/items/T96LXVV8&quot;],&quot;suffix&quot;:&quot;&quot;,&quot;id&quot;:8142,&quot;suppress-author&quot;:true}],&quot;citationID&quot;:&quot;zhunukxh&quot;} RNDjvxbyncerx"/>&lt;Do Zotero Refresh: [-@picton_video_2020]&gt;<text:reference-mark-end text:name="ZOTERO_ITEM CSL_CITATION {&quot;properties&quot;:{&quot;noteIndex&quot;:0,&quot;formattedCitation&quot;:&quot;[-@picton_video_2020]&quot;},&quot;schema&quot;:&quot;https://github.com/citation-style-language/schema/raw/master/csl-citation.json&quot;,&quot;citationItems&quot;:[{&quot;uri&quot;:[&quot;http://zotero.org/users/1913249/items/T96LXVV8&quot;],&quot;itemData&quot;:{&quot;page&quot;:&quot;31&quot;,&quot;id&quot;:&quot;picton_video_2020&quot;,&quot;citation-key&quot;:&quot;picton_video_2020&quot;,&quot;author&quot;:[{&quot;family&quot;:&quot;Picton&quot;,&quot;given&quot;:&quot;Irene&quot;},{&quot;family&quot;:&quot;Clark&quot;,&quot;given&quot;:&quot;Christina&quot;},{&quot;family&quot;:&quot;Judge&quot;,&quot;given&quot;:&quot;Tim&quot;}],&quot;source&quot;:&quot;Zotero&quot;,&quot;issued&quot;:{&quot;date-parts&quot;:[[2020]]},&quot;type&quot;:&quot;report&quot;,&quot;publisher&quot;:&quot;National Literacy Trust&quot;,&quot;title&quot;:&quot;Video game playing and literacy: a survey of young people aged 11 to 16&quot;,&quot;language&quot;:&quot;en&quot;},&quot;prefix&quot;:&quot;&quot;,&quot;uris&quot;:[&quot;http://zotero.org/users/1913249/items/T96LXVV8&quot;],&quot;suffix&quot;:&quot;&quot;,&quot;id&quot;:8142,&quot;suppress-author&quot;:true}],&quot;citationID&quot;:&quot;zhunukxh&quot;} RNDjvxbyncerx"/> of 11-16 year olds found that 96% percent of boys and 65.2% of girls play video games. This study shows that while there is a disparity between genders, game playing is still extremely common. You are unlikely to be part of a household where no games are played. Thus, even if not all young people play games they are extremely likely have knowledge of the conventions and culture of video games. This allows educators to draw on these interests and experiences. Research on the exclusion from the culture of computing highlights the value of use of games and playful techniques to build connections to home interests and experiences <text:reference-mark-start text:name="ZOTERO_ITEM CSL_CITATION {&quot;properties&quot;:{&quot;noteIndex&quot;:0,&quot;formattedCitation&quot;:&quot;[@kafai_diversifying_2017; @kafai_beyond_2014]&quot;},&quot;schema&quot;:&quot;https://github.com/citation-style-language/schema/raw/master/csl-citation.json&quot;,&quot;citationItems&quot;:[{&quot;uri&quot;:[&quot;http://zotero.org/users/1913249/items/BB9XR78K&quot;],&quot;itemData&quot;:{&quot;title&quot;:&quot;Diversifying Barbie and Mortal Kombat: Intersectional Perspectives and Inclusive Designs in Gaming&quot;,&quot;id&quot;:&quot;kafai_diversifying_2017&quot;,&quot;type&quot;:&quot;book&quot;,&quot;citation-key&quot;:&quot;kafai_diversifying_2017&quot;,&quot;title-short&quot;:&quot;Diversifying Barbie and Mortal Kombat&quot;,&quot;ISBN&quot;:&quot;978-1-365-83026-6&quot;,&quot;number-of-pages&quot;:&quot;320&quot;,&quot;source&quot;:&quot;Google Books&quot;,&quot;issued&quot;:{&quot;date-parts&quot;:[[2017,3,21]]},&quot;author&quot;:[{&quot;family&quot;:&quot;Kafai&quot;,&quot;given&quot;:&quot;Y&quot;},{&quot;family&quot;:&quot;Richard&quot;,&quot;given&quot;:&quot;Gabriela T.&quot;},{&quot;family&quot;:&quot;Tynes&quot;,&quot;given&quot;:&quot;Brendesha M.&quot;}],&quot;publisher&quot;:&quot;Lulu.co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language&quot;:&quot;en&quot;},&quot;id&quot;:2617,&quot;uris&quot;:[&quot;http://zotero.org/users/1913249/items/BB9XR78K&quot;],&quot;suffix&quot;:&quot;&quot;,&quot;prefix&quot;:&quot;&quot;},{&quot;uri&quot;:[&quot;http://zotero.org/users/1913249/items/XCATBQNK&quot;],&quot;itemData&quot;:{&quot;page&quot;:&quot;21:21–21:28&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issued&quot;:{&quot;date-parts&quot;:[[2014]]},&quot;accessed&quot;:{&quot;date-parts&quot;:[[2018,7,18]]},&quot;publisher-place&quot;:&quot;Siegen, Germany, Germany&quot;,&quot;id&quot;:&quot;kafai_beyond_2014&quot;,&quot;collection-title&quot;:&quot;Gender IT '14&quot;,&quot;citation-key&quot;:&quot;kafai_beyond_2014&quot;,&quot;container-title&quot;:&quot;Proceedings of Gender and IT Appropriation. Science and Practice on Dialogue - Forum for Interdisciplinary Exchange&quot;,&quot;author&quot;:[{&quot;family&quot;:&quot;Kafai&quot;,&quot;given&quot;:&quot;Yasmin&quot;},{&quot;family&quot;:&quot;Burke&quot;,&quot;given&quot;:&quot;Quinn&quot;}],&quot;event-place&quot;:&quot;Siegen, Germany, Germany&quot;,&quot;type&quot;:&quot;paper-conference&quot;,&quot;title-short&quot;:&quot;Beyond Game Design for Broadening Participation&quot;,&quot;publisher&quot;:&quot;European Society for Socially Embedded Technologies&quot;,&quot;title&quot;:&quot;Beyond Game Design for Broadening Participation: Building New Clubhouses of Computing for Girls&quot;,&quot;ISBN&quot;:&quot;978-1-4503-2105-1&quot;},&quot;id&quot;:2616,&quot;uris&quot;:[&quot;http://zotero.org/users/1913249/items/XCATBQNK&quot;],&quot;suffix&quot;:&quot;&quot;,&quot;prefix&quot;:&quot;&quot;}],&quot;citationID&quot;:&quot;jbalbgzx&quot;} RNDwgojtnrnbl"/>&lt;Do Zotero Refresh: [@kafai_diversifying_2017; @kafai_beyond_2014]&gt;<text:reference-mark-end text:name="ZOTERO_ITEM CSL_CITATION {&quot;properties&quot;:{&quot;noteIndex&quot;:0,&quot;formattedCitation&quot;:&quot;[@kafai_diversifying_2017; @kafai_beyond_2014]&quot;},&quot;schema&quot;:&quot;https://github.com/citation-style-language/schema/raw/master/csl-citation.json&quot;,&quot;citationItems&quot;:[{&quot;uri&quot;:[&quot;http://zotero.org/users/1913249/items/BB9XR78K&quot;],&quot;itemData&quot;:{&quot;title&quot;:&quot;Diversifying Barbie and Mortal Kombat: Intersectional Perspectives and Inclusive Designs in Gaming&quot;,&quot;id&quot;:&quot;kafai_diversifying_2017&quot;,&quot;type&quot;:&quot;book&quot;,&quot;citation-key&quot;:&quot;kafai_diversifying_2017&quot;,&quot;title-short&quot;:&quot;Diversifying Barbie and Mortal Kombat&quot;,&quot;ISBN&quot;:&quot;978-1-365-83026-6&quot;,&quot;number-of-pages&quot;:&quot;320&quot;,&quot;source&quot;:&quot;Google Books&quot;,&quot;issued&quot;:{&quot;date-parts&quot;:[[2017,3,21]]},&quot;author&quot;:[{&quot;family&quot;:&quot;Kafai&quot;,&quot;given&quot;:&quot;Y&quot;},{&quot;family&quot;:&quot;Richard&quot;,&quot;given&quot;:&quot;Gabriela T.&quot;},{&quot;family&quot;:&quot;Tynes&quot;,&quot;given&quot;:&quot;Brendesha M.&quot;}],&quot;publisher&quot;:&quot;Lulu.co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language&quot;:&quot;en&quot;},&quot;id&quot;:2617,&quot;uris&quot;:[&quot;http://zotero.org/users/1913249/items/BB9XR78K&quot;],&quot;suffix&quot;:&quot;&quot;,&quot;prefix&quot;:&quot;&quot;},{&quot;uri&quot;:[&quot;http://zotero.org/users/1913249/items/XCATBQNK&quot;],&quot;itemData&quot;:{&quot;page&quot;:&quot;21:21–21:28&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issued&quot;:{&quot;date-parts&quot;:[[2014]]},&quot;accessed&quot;:{&quot;date-parts&quot;:[[2018,7,18]]},&quot;publisher-place&quot;:&quot;Siegen, Germany, Germany&quot;,&quot;id&quot;:&quot;kafai_beyond_2014&quot;,&quot;collection-title&quot;:&quot;Gender IT '14&quot;,&quot;citation-key&quot;:&quot;kafai_beyond_2014&quot;,&quot;container-title&quot;:&quot;Proceedings of Gender and IT Appropriation. Science and Practice on Dialogue - Forum for Interdisciplinary Exchange&quot;,&quot;author&quot;:[{&quot;family&quot;:&quot;Kafai&quot;,&quot;given&quot;:&quot;Yasmin&quot;},{&quot;family&quot;:&quot;Burke&quot;,&quot;given&quot;:&quot;Quinn&quot;}],&quot;event-place&quot;:&quot;Siegen, Germany, Germany&quot;,&quot;type&quot;:&quot;paper-conference&quot;,&quot;title-short&quot;:&quot;Beyond Game Design for Broadening Participation&quot;,&quot;publisher&quot;:&quot;European Society for Socially Embedded Technologies&quot;,&quot;title&quot;:&quot;Beyond Game Design for Broadening Participation: Building New Clubhouses of Computing for Girls&quot;,&quot;ISBN&quot;:&quot;978-1-4503-2105-1&quot;},&quot;id&quot;:2616,&quot;uris&quot;:[&quot;http://zotero.org/users/1913249/items/XCATBQNK&quot;],&quot;suffix&quot;:&quot;&quot;,&quot;prefix&quot;:&quot;&quot;}],&quot;citationID&quot;:&quot;jbalbgzx&quot;} RNDwgojtnrnbl"/>.</text:p>
      <text:p text:style-name="Text_20_body">Some of the key areas of potential for learners an area explored in depth in a review by Kafia and Burke <text:reference-mark-start text:name="ZOTERO_ITEM CSL_CITATION {&quot;properties&quot;:{&quot;noteIndex&quot;:0,&quot;formattedCitation&quot;:&quot;[-@kafai_constructionist_2015]&quot;},&quot;schema&quot;:&quot;https://github.com/citation-style-language/schema/raw/master/csl-citation.json&quot;,&quot;citationItems&quot;:[{&quot;uri&quot;:[&quot;http://zotero.org/users/1913249/items/Q7JCMQ3N&quot;],&quot;itemData&quot;:{&quot;page&quot;:&quot;313-334&quot;,&quot;DOI&quot;:&quot;10.1080/00461520.2015.1124022&quot;,&quot;PMID&quot;:&quot;27019536&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issued&quot;:{&quot;date-parts&quot;:[[2015]]},&quot;PMCID&quot;:&quot;PMC4784508&quot;,&quot;accessed&quot;:{&quot;date-parts&quot;:[[2017,10,16]]},&quot;id&quot;:&quot;kafai_constructionist_2015&quot;,&quot;ISSN&quot;:&quot;0046-1520&quot;,&quot;citation-key&quot;:&quot;kafai_constructionist_2015&quot;,&quot;container-title&quot;:&quot;Educational Psychologist&quot;,&quot;author&quot;:[{&quot;family&quot;:&quot;Kafai&quot;,&quot;given&quot;:&quot;Yasmin B.&quot;},{&quot;family&quot;:&quot;Burke&quot;,&quot;given&quot;:&quot;Quinn&quot;}],&quot;volume&quot;:&quot;50&quot;,&quot;URL&quot;:&quot;https://www.ncbi.nlm.nih.gov/pmc/articles/PMC4784508/&quot;,&quot;type&quot;:&quot;article-journal&quot;,&quot;title-short&quot;:&quot;Constructionist Gaming&quot;,&quot;title&quot;:&quot;Constructionist Gaming: Understanding the Benefits of Making Games for Learning&quot;,&quot;issue&quot;:&quot;4&quot;},&quot;prefix&quot;:&quot;&quot;,&quot;uris&quot;:[&quot;http://zotero.org/users/1913249/items/Q7JCMQ3N&quot;],&quot;suffix&quot;:&quot;&quot;,&quot;id&quot;:250,&quot;suppress-author&quot;:true}],&quot;citationID&quot;:&quot;yyshtqjr&quot;} RNDelwvifxjry"/>&lt;Do Zotero Refresh: [-@kafai_constructionist_2015]&gt;<text:reference-mark-end text:name="ZOTERO_ITEM CSL_CITATION {&quot;properties&quot;:{&quot;noteIndex&quot;:0,&quot;formattedCitation&quot;:&quot;[-@kafai_constructionist_2015]&quot;},&quot;schema&quot;:&quot;https://github.com/citation-style-language/schema/raw/master/csl-citation.json&quot;,&quot;citationItems&quot;:[{&quot;uri&quot;:[&quot;http://zotero.org/users/1913249/items/Q7JCMQ3N&quot;],&quot;itemData&quot;:{&quot;page&quot;:&quot;313-334&quot;,&quot;DOI&quot;:&quot;10.1080/00461520.2015.1124022&quot;,&quot;PMID&quot;:&quot;27019536&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issued&quot;:{&quot;date-parts&quot;:[[2015]]},&quot;PMCID&quot;:&quot;PMC4784508&quot;,&quot;accessed&quot;:{&quot;date-parts&quot;:[[2017,10,16]]},&quot;id&quot;:&quot;kafai_constructionist_2015&quot;,&quot;ISSN&quot;:&quot;0046-1520&quot;,&quot;citation-key&quot;:&quot;kafai_constructionist_2015&quot;,&quot;container-title&quot;:&quot;Educational Psychologist&quot;,&quot;author&quot;:[{&quot;family&quot;:&quot;Kafai&quot;,&quot;given&quot;:&quot;Yasmin B.&quot;},{&quot;family&quot;:&quot;Burke&quot;,&quot;given&quot;:&quot;Quinn&quot;}],&quot;volume&quot;:&quot;50&quot;,&quot;URL&quot;:&quot;https://www.ncbi.nlm.nih.gov/pmc/articles/PMC4784508/&quot;,&quot;type&quot;:&quot;article-journal&quot;,&quot;title-short&quot;:&quot;Constructionist Gaming&quot;,&quot;title&quot;:&quot;Constructionist Gaming: Understanding the Benefits of Making Games for Learning&quot;,&quot;issue&quot;:&quot;4&quot;},&quot;prefix&quot;:&quot;&quot;,&quot;uris&quot;:[&quot;http://zotero.org/users/1913249/items/Q7JCMQ3N&quot;],&quot;suffix&quot;:&quot;&quot;,&quot;id&quot;:250,&quot;suppress-author&quot;:true}],&quot;citationID&quot;:&quot;yyshtqjr&quot;} RNDelwvifxjry"/>. The most prominent learning objective of making games in educational setting is to develop <text:span text:style-name="T1">coding and computing skills</text:span>. There are extensive studies on <text:span text:style-name="T1">game making to learn other subjects</text:span> common subjects include maths, biology and chemistry but diverse examples exist. The potential benefits of collaborative game making align closely with a concept called <text:span text:style-name="T1">21st Century Skills</text:span> which include social skills, self reflection, cultural awareness and a range of technical abilities that allow participation in information society <text:reference-mark-start text:name="ZOTERO_ITEM CSL_CITATION {&quot;properties&quot;:{&quot;noteIndex&quot;:0,&quot;formattedCitation&quot;:&quot;[-@baytak_case_2010]&quot;},&quot;schema&quot;:&quot;https://github.com/citation-style-language/schema/raw/master/csl-citation.json&quot;,&quot;citationItems&quot;:[{&quot;uri&quot;:[&quot;http://zotero.org/users/1913249/items/W3SL8G8S&quot;],&quot;itemData&quot;:{&quot;page&quot;:&quot;5242-5246&quot;,&quot;DOI&quot;:&quot;10.1016/j.sbspro.2010.03.853&quot;,&quot;id&quot;:&quot;baytak_case_2010&quot;,&quot;citation-key&quot;:&quot;baytak_case_2010&quot;,&quot;container-title&quot;:&quot;Procedia - Social and Behavioral Sciences&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source&quot;:&quot;ResearchGate&quot;,&quot;issued&quot;:{&quot;date-parts&quot;:[[2010,12,31]]},&quot;volume&quot;:&quot;2&quot;,&quot;type&quot;:&quot;article-journal&quot;,&quot;title&quot;:&quot;A case study of educational game design by kids and for kids&quot;,&quot;author&quot;:[{&quot;family&quot;:&quot;Baytak&quot;,&quot;given&quot;:&quot;Ahmet&quot;},{&quot;family&quot;:&quot;Land&quot;,&quot;given&quot;:&quot;Susan&quot;}]},&quot;prefix&quot;:&quot;&quot;,&quot;uris&quot;:[&quot;http://zotero.org/users/1913249/items/W3SL8G8S&quot;],&quot;suffix&quot;:&quot;&quot;,&quot;id&quot;:2375,&quot;suppress-author&quot;:true}],&quot;citationID&quot;:&quot;prwlykvr&quot;} RNDxmfyxdwqlq"/>&lt;Do Zotero Refresh: [-@baytak_case_2010]&gt;<text:reference-mark-end text:name="ZOTERO_ITEM CSL_CITATION {&quot;properties&quot;:{&quot;noteIndex&quot;:0,&quot;formattedCitation&quot;:&quot;[-@baytak_case_2010]&quot;},&quot;schema&quot;:&quot;https://github.com/citation-style-language/schema/raw/master/csl-citation.json&quot;,&quot;citationItems&quot;:[{&quot;uri&quot;:[&quot;http://zotero.org/users/1913249/items/W3SL8G8S&quot;],&quot;itemData&quot;:{&quot;page&quot;:&quot;5242-5246&quot;,&quot;DOI&quot;:&quot;10.1016/j.sbspro.2010.03.853&quot;,&quot;id&quot;:&quot;baytak_case_2010&quot;,&quot;citation-key&quot;:&quot;baytak_case_2010&quot;,&quot;container-title&quot;:&quot;Procedia - Social and Behavioral Sciences&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source&quot;:&quot;ResearchGate&quot;,&quot;issued&quot;:{&quot;date-parts&quot;:[[2010,12,31]]},&quot;volume&quot;:&quot;2&quot;,&quot;type&quot;:&quot;article-journal&quot;,&quot;title&quot;:&quot;A case study of educational game design by kids and for kids&quot;,&quot;author&quot;:[{&quot;family&quot;:&quot;Baytak&quot;,&quot;given&quot;:&quot;Ahmet&quot;},{&quot;family&quot;:&quot;Land&quot;,&quot;given&quot;:&quot;Susan&quot;}]},&quot;prefix&quot;:&quot;&quot;,&quot;uris&quot;:[&quot;http://zotero.org/users/1913249/items/W3SL8G8S&quot;],&quot;suffix&quot;:&quot;&quot;,&quot;id&quot;:2375,&quot;suppress-author&quot;:true}],&quot;citationID&quot;:&quot;prwlykvr&quot;} RNDxmfyxdwqlq"/>. An area that merits particular attention is that that of Games to explore systems and systems thinking. Games are in essence rule-based systems. <text:span text:style-name="T1">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 <text:reference-mark-start text:name="ZOTERO_ITEM CSL_CITATION {&quot;properties&quot;:{&quot;noteIndex&quot;:0,&quot;formattedCitation&quot;:&quot;[@tekinbas_quest_2010]&quot;},&quot;schema&quot;:&quot;https://github.com/citation-style-language/schema/raw/master/csl-citation.json&quot;,&quot;citationItems&quot;:[{&quot;uri&quot;:[&quot;http://zotero.org/users/1913249/items/3AQZ3WDH&quot;],&quot;itemData&quot;:{&quot;title&quot;:&quot;Quest to Learn: Developing the School for Digital Kids&quot;,&quot;publisher-place&quot;:&quot;Cambridge, Mass&quot;,&quot;id&quot;:&quot;tekinbas_quest_2010&quot;,&quot;type&quot;:&quot;book&quot;,&quot;title-short&quot;:&quot;Quest to Learn&quot;,&quot;citation-key&quot;:&quot;tekinbas_quest_2010&quot;,&quot;source&quot;:&quot;Amazon&quot;,&quot;ISBN&quot;:&quot;978-0-262-51565-8&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event-place&quot;:&quot;Cambridge, Mass&quot;,&quot;issued&quot;:{&quot;date-parts&quot;:[[2010,10,29]]},&quot;number-of-pages&quot;:&quot;164&quot;,&quot;publisher&quot;:&quot;The MIT Pre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language&quot;:&quot;English&quot;},&quot;id&quot;:2530,&quot;uris&quot;:[&quot;http://zotero.org/users/1913249/items/3AQZ3WDH&quot;],&quot;suffix&quot;:&quot;&quot;,&quot;prefix&quot;:&quot;&quot;}],&quot;citationID&quot;:&quot;huhlfeho&quot;} RNDkexcdmtzyr"/>&lt;Do Zotero Refresh: [@tekinbas_quest_2010]&gt;<text:reference-mark-end text:name="ZOTERO_ITEM CSL_CITATION {&quot;properties&quot;:{&quot;noteIndex&quot;:0,&quot;formattedCitation&quot;:&quot;[@tekinbas_quest_2010]&quot;},&quot;schema&quot;:&quot;https://github.com/citation-style-language/schema/raw/master/csl-citation.json&quot;,&quot;citationItems&quot;:[{&quot;uri&quot;:[&quot;http://zotero.org/users/1913249/items/3AQZ3WDH&quot;],&quot;itemData&quot;:{&quot;title&quot;:&quot;Quest to Learn: Developing the School for Digital Kids&quot;,&quot;publisher-place&quot;:&quot;Cambridge, Mass&quot;,&quot;id&quot;:&quot;tekinbas_quest_2010&quot;,&quot;type&quot;:&quot;book&quot;,&quot;title-short&quot;:&quot;Quest to Learn&quot;,&quot;citation-key&quot;:&quot;tekinbas_quest_2010&quot;,&quot;source&quot;:&quot;Amazon&quot;,&quot;ISBN&quot;:&quot;978-0-262-51565-8&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event-place&quot;:&quot;Cambridge, Mass&quot;,&quot;issued&quot;:{&quot;date-parts&quot;:[[2010,10,29]]},&quot;number-of-pages&quot;:&quot;164&quot;,&quot;publisher&quot;:&quot;The MIT Pre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language&quot;:&quot;English&quot;},&quot;id&quot;:2530,&quot;uris&quot;:[&quot;http://zotero.org/users/1913249/items/3AQZ3WDH&quot;],&quot;suffix&quot;:&quot;&quot;,&quot;prefix&quot;:&quot;&quot;}],&quot;citationID&quot;:&quot;huhlfeho&quot;} RNDkexcdmtzyr"/>.</text:p>
      <text:p text:style-name="Text_20_body">While there has been a large body of research on the value and practice of game making for educational purposes, it is a dynamic landscape which has many areas which still deserve additional research. New software tools to make games emerge regularly which offer new pedagogical possibilities. Game playing practices also continue to evolve. For example, casual games played by both adults and children continue to become increasingly available via smart phones and home consoles. The cultural impact of nostalgic retro games which are played by young people and families is also significant. The aesthetics of cuteness and nostalgia around retro games creates a potential for connection between younger and older players and a possible entry point for more casual game players in to game making cultures. The reduced complexity of retro themed games also reduces technical barriers for enthusiasts to create games either for the Indy Game market or for free distribution via games enthusiast websites like itch.io <text:reference-mark-start text:name="ZOTERO_ITEM CSL_CITATION {&quot;properties&quot;:{&quot;noteIndex&quot;:0,&quot;formattedCitation&quot;:&quot;[@garda_nostalgia_2013]&quot;},&quot;schema&quot;:&quot;https://github.com/citation-style-language/schema/raw/master/csl-citation.json&quot;,&quot;citationItems&quot;:[{&quot;uri&quot;:[&quot;http://zotero.org/users/1913249/items/5HLGSCTV&quot;],&quot;itemData&quot;:{&quot;author&quot;:[{&quot;family&quot;:&quot;Garda&quot;,&quot;given&quot;:&quot;Maria B&quot;}],&quot;type&quot;:&quot;paper-conference&quot;,&quot;title&quot;:&quot;Nostalgia in Retro Game Design.&quot;,&quot;id&quot;:&quot;garda_nostalgia_2013&quot;,&quot;issued&quot;:{&quot;date-parts&quot;:[[2013]]},&quot;publisher&quot;:&quot;Citeseer&quot;,&quot;citation-key&quot;:&quot;garda_nostalgia_2013&quot;,&quot;container-title&quot;:&quot;DiGRA Conference&quot;},&quot;id&quot;:8404,&quot;uris&quot;:[&quot;http://zotero.org/users/1913249/items/5HLGSCTV&quot;],&quot;suffix&quot;:&quot;&quot;,&quot;prefix&quot;:&quot;&quot;}],&quot;citationID&quot;:&quot;jtjhgpgd&quot;} RNDtduetbybne"/>&lt;Do Zotero Refresh: [@garda_nostalgia_2013]&gt;<text:reference-mark-end text:name="ZOTERO_ITEM CSL_CITATION {&quot;properties&quot;:{&quot;noteIndex&quot;:0,&quot;formattedCitation&quot;:&quot;[@garda_nostalgia_2013]&quot;},&quot;schema&quot;:&quot;https://github.com/citation-style-language/schema/raw/master/csl-citation.json&quot;,&quot;citationItems&quot;:[{&quot;uri&quot;:[&quot;http://zotero.org/users/1913249/items/5HLGSCTV&quot;],&quot;itemData&quot;:{&quot;author&quot;:[{&quot;family&quot;:&quot;Garda&quot;,&quot;given&quot;:&quot;Maria B&quot;}],&quot;type&quot;:&quot;paper-conference&quot;,&quot;title&quot;:&quot;Nostalgia in Retro Game Design.&quot;,&quot;id&quot;:&quot;garda_nostalgia_2013&quot;,&quot;issued&quot;:{&quot;date-parts&quot;:[[2013]]},&quot;publisher&quot;:&quot;Citeseer&quot;,&quot;citation-key&quot;:&quot;garda_nostalgia_2013&quot;,&quot;container-title&quot;:&quot;DiGRA Conference&quot;},&quot;id&quot;:8404,&quot;uris&quot;:[&quot;http://zotero.org/users/1913249/items/5HLGSCTV&quot;],&quot;suffix&quot;:&quot;&quot;,&quot;prefix&quot;:&quot;&quot;}],&quot;citationID&quot;:&quot;jtjhgpgd&quot;} RNDtduetbybne"/>.</text:p>
      <text:p text:style-name="Text_20_body">A SUMMARY HERE AND LINK TO NEXT SECTION - POINT TOWARDS GAPS IN RESEARCH</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IS THIS NEEDED - WORK ON OTHER STUFF FIRST - FOCUS ON MOTIVATION INSTEAD AND EXPLORE PBL AND INCLUSION IN RELATION TO THAT?</text:p>
      <text:p text:style-name="Text_20_body">Recent studies study the use of games and playful techniques to overcome exclusion from the culture of computing <text:reference-mark-start text:name="ZOTERO_ITEM CSL_CITATION {&quot;properties&quot;:{&quot;noteIndex&quot;:0,&quot;formattedCitation&quot;:&quot;[@kafai_diversifying_2017; @kafai_beyond_2014]&quot;},&quot;schema&quot;:&quot;https://github.com/citation-style-language/schema/raw/master/csl-citation.json&quot;,&quot;citationItems&quot;:[{&quot;uri&quot;:[&quot;http://zotero.org/users/1913249/items/BB9XR78K&quot;],&quot;itemData&quot;:{&quot;title&quot;:&quot;Diversifying Barbie and Mortal Kombat: Intersectional Perspectives and Inclusive Designs in Gaming&quot;,&quot;id&quot;:&quot;kafai_diversifying_2017&quot;,&quot;type&quot;:&quot;book&quot;,&quot;citation-key&quot;:&quot;kafai_diversifying_2017&quot;,&quot;title-short&quot;:&quot;Diversifying Barbie and Mortal Kombat&quot;,&quot;ISBN&quot;:&quot;978-1-365-83026-6&quot;,&quot;number-of-pages&quot;:&quot;320&quot;,&quot;source&quot;:&quot;Google Books&quot;,&quot;issued&quot;:{&quot;date-parts&quot;:[[2017,3,21]]},&quot;author&quot;:[{&quot;family&quot;:&quot;Kafai&quot;,&quot;given&quot;:&quot;Y&quot;},{&quot;family&quot;:&quot;Richard&quot;,&quot;given&quot;:&quot;Gabriela T.&quot;},{&quot;family&quot;:&quot;Tynes&quot;,&quot;given&quot;:&quot;Brendesha M.&quot;}],&quot;publisher&quot;:&quot;Lulu.co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language&quot;:&quot;en&quot;},&quot;id&quot;:2617,&quot;uris&quot;:[&quot;http://zotero.org/users/1913249/items/BB9XR78K&quot;],&quot;suffix&quot;:&quot;&quot;,&quot;prefix&quot;:&quot;&quot;},{&quot;uri&quot;:[&quot;http://zotero.org/users/1913249/items/XCATBQNK&quot;],&quot;itemData&quot;:{&quot;page&quot;:&quot;21:21–21:28&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issued&quot;:{&quot;date-parts&quot;:[[2014]]},&quot;accessed&quot;:{&quot;date-parts&quot;:[[2018,7,18]]},&quot;publisher-place&quot;:&quot;Siegen, Germany, Germany&quot;,&quot;id&quot;:&quot;kafai_beyond_2014&quot;,&quot;collection-title&quot;:&quot;Gender IT '14&quot;,&quot;citation-key&quot;:&quot;kafai_beyond_2014&quot;,&quot;container-title&quot;:&quot;Proceedings of Gender and IT Appropriation. Science and Practice on Dialogue - Forum for Interdisciplinary Exchange&quot;,&quot;author&quot;:[{&quot;family&quot;:&quot;Kafai&quot;,&quot;given&quot;:&quot;Yasmin&quot;},{&quot;family&quot;:&quot;Burke&quot;,&quot;given&quot;:&quot;Quinn&quot;}],&quot;event-place&quot;:&quot;Siegen, Germany, Germany&quot;,&quot;type&quot;:&quot;paper-conference&quot;,&quot;title-short&quot;:&quot;Beyond Game Design for Broadening Participation&quot;,&quot;publisher&quot;:&quot;European Society for Socially Embedded Technologies&quot;,&quot;title&quot;:&quot;Beyond Game Design for Broadening Participation: Building New Clubhouses of Computing for Girls&quot;,&quot;ISBN&quot;:&quot;978-1-4503-2105-1&quot;},&quot;id&quot;:2616,&quot;uris&quot;:[&quot;http://zotero.org/users/1913249/items/XCATBQNK&quot;],&quot;suffix&quot;:&quot;&quot;,&quot;prefix&quot;:&quot;&quot;}],&quot;citationID&quot;:&quot;gutrzqtc&quot;} RNDdncbflvotb"/>&lt;Do Zotero Refresh: [@kafai_diversifying_2017; @kafai_beyond_2014]&gt;<text:reference-mark-end text:name="ZOTERO_ITEM CSL_CITATION {&quot;properties&quot;:{&quot;noteIndex&quot;:0,&quot;formattedCitation&quot;:&quot;[@kafai_diversifying_2017; @kafai_beyond_2014]&quot;},&quot;schema&quot;:&quot;https://github.com/citation-style-language/schema/raw/master/csl-citation.json&quot;,&quot;citationItems&quot;:[{&quot;uri&quot;:[&quot;http://zotero.org/users/1913249/items/BB9XR78K&quot;],&quot;itemData&quot;:{&quot;title&quot;:&quot;Diversifying Barbie and Mortal Kombat: Intersectional Perspectives and Inclusive Designs in Gaming&quot;,&quot;id&quot;:&quot;kafai_diversifying_2017&quot;,&quot;type&quot;:&quot;book&quot;,&quot;citation-key&quot;:&quot;kafai_diversifying_2017&quot;,&quot;title-short&quot;:&quot;Diversifying Barbie and Mortal Kombat&quot;,&quot;ISBN&quot;:&quot;978-1-365-83026-6&quot;,&quot;number-of-pages&quot;:&quot;320&quot;,&quot;source&quot;:&quot;Google Books&quot;,&quot;issued&quot;:{&quot;date-parts&quot;:[[2017,3,21]]},&quot;author&quot;:[{&quot;family&quot;:&quot;Kafai&quot;,&quot;given&quot;:&quot;Y&quot;},{&quot;family&quot;:&quot;Richard&quot;,&quot;given&quot;:&quot;Gabriela T.&quot;},{&quot;family&quot;:&quot;Tynes&quot;,&quot;given&quot;:&quot;Brendesha M.&quot;}],&quot;publisher&quot;:&quot;Lulu.co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language&quot;:&quot;en&quot;},&quot;id&quot;:2617,&quot;uris&quot;:[&quot;http://zotero.org/users/1913249/items/BB9XR78K&quot;],&quot;suffix&quot;:&quot;&quot;,&quot;prefix&quot;:&quot;&quot;},{&quot;uri&quot;:[&quot;http://zotero.org/users/1913249/items/XCATBQNK&quot;],&quot;itemData&quot;:{&quot;page&quot;:&quot;21:21–21:28&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issued&quot;:{&quot;date-parts&quot;:[[2014]]},&quot;accessed&quot;:{&quot;date-parts&quot;:[[2018,7,18]]},&quot;publisher-place&quot;:&quot;Siegen, Germany, Germany&quot;,&quot;id&quot;:&quot;kafai_beyond_2014&quot;,&quot;collection-title&quot;:&quot;Gender IT '14&quot;,&quot;citation-key&quot;:&quot;kafai_beyond_2014&quot;,&quot;container-title&quot;:&quot;Proceedings of Gender and IT Appropriation. Science and Practice on Dialogue - Forum for Interdisciplinary Exchange&quot;,&quot;author&quot;:[{&quot;family&quot;:&quot;Kafai&quot;,&quot;given&quot;:&quot;Yasmin&quot;},{&quot;family&quot;:&quot;Burke&quot;,&quot;given&quot;:&quot;Quinn&quot;}],&quot;event-place&quot;:&quot;Siegen, Germany, Germany&quot;,&quot;type&quot;:&quot;paper-conference&quot;,&quot;title-short&quot;:&quot;Beyond Game Design for Broadening Participation&quot;,&quot;publisher&quot;:&quot;European Society for Socially Embedded Technologies&quot;,&quot;title&quot;:&quot;Beyond Game Design for Broadening Participation: Building New Clubhouses of Computing for Girls&quot;,&quot;ISBN&quot;:&quot;978-1-4503-2105-1&quot;},&quot;id&quot;:2616,&quot;uris&quot;:[&quot;http://zotero.org/users/1913249/items/XCATBQNK&quot;],&quot;suffix&quot;:&quot;&quot;,&quot;prefix&quot;:&quot;&quot;}],&quot;citationID&quot;:&quot;gutrzqtc&quot;} RNDdncbflvotb"/>.</text:p>
      <text:p text:style-name="Text_20_body">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The inclusive possibilities of design and project-focused computing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FIND SUPPORT IN THE RESEARCH HERE - DEVELOP IN MORE DETAIL? PERHAPS LINK TO UDL AS A FRAMEWORK ?</text:p>
      <text:p text:style-name="Text_20_body">Certain characteristics of game making as an educational activity align well with inclusive and project-based approaches. Here are three examples.</text:p>
      <text:p text:style-name="Text_20_body"><text:span text:style-name="T2">Family Game Experience as an inclusive Fund of Knowledge</text:span></text:p>
      <text:p text:style-name="Text_20_body">The concept of Funds of Knowledge emerged from research within US Latino communities. The term addresses the use of knowledge and skills from participation in activities outside of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properties&quot;:{&quot;noteIndex&quot;:0,&quot;formattedCitation&quot;:&quot;[@moll_funds_1992]&quot;},&quot;schema&quot;:&quot;https://github.com/citation-style-language/schema/raw/master/csl-citation.json&quot;,&quot;citationItems&quot;:[{&quot;uri&quot;:[&quot;http://zotero.org/users/1913249/items/EXBRQZWW&quot;],&quot;itemData&quot;:{&quot;page&quot;:&quot;132-141&quot;,&quot;id&quot;:&quot;moll_funds_1992&quot;,&quot;volume&quot;:&quot;31&quot;,&quot;citation-key&quot;:&quot;moll_funds_1992&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URL&quot;:&quot;http://www.jstor.org/stable/1476399&quot;,&quot;source&quot;:&quot;Zotero&quot;,&quot;issued&quot;:{&quot;date-parts&quot;:[[1992]]},&quot;type&quot;:&quot;article-journal&quot;,&quot;title&quot;:&quot;Funds of Knowledge for Teaching: Using a Qualitative Approach to Connect Homes and Classrooms&quot;,&quot;issue&quot;:&quot;2,&quot;,&quot;language&quot;:&quot;en&quot;},&quot;id&quot;:3383,&quot;uris&quot;:[&quot;http://zotero.org/users/1913249/items/EXBRQZWW&quot;],&quot;suffix&quot;:&quot;&quot;,&quot;prefix&quot;:&quot;&quot;}],&quot;citationID&quot;:&quot;ezfxdzbw&quot;} RNDbaxpeekxvj"/>&lt;Do Zotero Refresh: [@moll_funds_1992]&gt;<text:reference-mark-end text:name="ZOTERO_ITEM CSL_CITATION {&quot;properties&quot;:{&quot;noteIndex&quot;:0,&quot;formattedCitation&quot;:&quot;[@moll_funds_1992]&quot;},&quot;schema&quot;:&quot;https://github.com/citation-style-language/schema/raw/master/csl-citation.json&quot;,&quot;citationItems&quot;:[{&quot;uri&quot;:[&quot;http://zotero.org/users/1913249/items/EXBRQZWW&quot;],&quot;itemData&quot;:{&quot;page&quot;:&quot;132-141&quot;,&quot;id&quot;:&quot;moll_funds_1992&quot;,&quot;volume&quot;:&quot;31&quot;,&quot;citation-key&quot;:&quot;moll_funds_1992&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URL&quot;:&quot;http://www.jstor.org/stable/1476399&quot;,&quot;source&quot;:&quot;Zotero&quot;,&quot;issued&quot;:{&quot;date-parts&quot;:[[1992]]},&quot;type&quot;:&quot;article-journal&quot;,&quot;title&quot;:&quot;Funds of Knowledge for Teaching: Using a Qualitative Approach to Connect Homes and Classrooms&quot;,&quot;issue&quot;:&quot;2,&quot;,&quot;language&quot;:&quot;en&quot;},&quot;id&quot;:3383,&quot;uris&quot;:[&quot;http://zotero.org/users/1913249/items/EXBRQZWW&quot;],&quot;suffix&quot;:&quot;&quot;,&quot;prefix&quot;:&quot;&quot;}],&quot;citationID&quot;:&quot;ezfxdzbw&quot;} RNDbaxpeekxvj"/>.</text:p>
      <text:p text:style-name="Text_20_body">Games may allow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properties&quot;:{&quot;noteIndex&quot;:0,&quot;formattedCitation&quot;:&quot;[-@denner_using_2014]&quot;},&quot;schema&quot;:&quot;https://github.com/citation-style-language/schema/raw/master/csl-citation.json&quot;,&quot;citationItems&quot;:[{&quot;uri&quot;:[&quot;http://zotero.org/users/1913249/items/RUWZA8Q7&quot;],&quot;itemData&quot;:{&quot;page&quot;:&quot;13-22&quot;,&quot;DOI&quot;:&quot;10.4018/ijgbl.2014070102&quot;,&quot;container-title-short&quot;:&quot;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ource&quot;:&quot;www.igi-global.com&quot;,&quot;issued&quot;:{&quot;date-parts&quot;:[[2014,7,1]]},&quot;accessed&quot;:{&quot;date-parts&quot;:[[2018,4,21]]},&quot;id&quot;:&quot;denner_using_2014&quot;,&quot;ISSN&quot;:&quot;2155-6849 DOI: 10.4018/ijgbl.2014070102&quot;,&quot;citation-key&quot;:&quot;denner_using_2014&quot;,&quot;container-title&quot;:&quot;International Journal of Game-Based Learning (IJGBL)&quot;,&quot;author&quot;:[{&quot;family&quot;:&quot;Denner&quot;,&quot;given&quot;:&quot;Jill&quot;},{&quot;family&quot;:&quot;Werner&quot;,&quot;given&quot;:&quot;Linda&quot;},{&quot;family&quot;:&quot;Campe&quot;,&quot;given&quot;:&quot;Shannon&quot;},{&quot;family&quot;:&quot;Ortiz&quot;,&quot;given&quot;:&quot;Eloy&quot;}],&quot;volume&quot;:&quot;4&quot;,&quot;URL&quot;:&quot;https://www.igi-global.com/article/using-game-mechanics-to-measure-what-students-learn-from-programming-games/117696&quot;,&quot;type&quot;:&quot;article-journal&quot;,&quot;title&quot;:&quot;Using Game Mechanics to Measure What Students Learn from Programming Games&quot;,&quot;issue&quot;:&quot;3&quot;,&quot;language&quot;:&quot;en&quot;},&quot;prefix&quot;:&quot;&quot;,&quot;uris&quot;:[&quot;http://zotero.org/users/1913249/items/RUWZA8Q7&quot;],&quot;suffix&quot;:&quot;&quot;,&quot;id&quot;:2409,&quot;suppress-author&quot;:true}],&quot;citationID&quot;:&quot;oplrcnth&quot;} RNDzpwtqatvyw"/>&lt;Do Zotero Refresh: [-@denner_using_2014]&gt;<text:reference-mark-end text:name="ZOTERO_ITEM CSL_CITATION {&quot;properties&quot;:{&quot;noteIndex&quot;:0,&quot;formattedCitation&quot;:&quot;[-@denner_using_2014]&quot;},&quot;schema&quot;:&quot;https://github.com/citation-style-language/schema/raw/master/csl-citation.json&quot;,&quot;citationItems&quot;:[{&quot;uri&quot;:[&quot;http://zotero.org/users/1913249/items/RUWZA8Q7&quot;],&quot;itemData&quot;:{&quot;page&quot;:&quot;13-22&quot;,&quot;DOI&quot;:&quot;10.4018/ijgbl.2014070102&quot;,&quot;container-title-short&quot;:&quot;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ource&quot;:&quot;www.igi-global.com&quot;,&quot;issued&quot;:{&quot;date-parts&quot;:[[2014,7,1]]},&quot;accessed&quot;:{&quot;date-parts&quot;:[[2018,4,21]]},&quot;id&quot;:&quot;denner_using_2014&quot;,&quot;ISSN&quot;:&quot;2155-6849 DOI: 10.4018/ijgbl.2014070102&quot;,&quot;citation-key&quot;:&quot;denner_using_2014&quot;,&quot;container-title&quot;:&quot;International Journal of Game-Based Learning (IJGBL)&quot;,&quot;author&quot;:[{&quot;family&quot;:&quot;Denner&quot;,&quot;given&quot;:&quot;Jill&quot;},{&quot;family&quot;:&quot;Werner&quot;,&quot;given&quot;:&quot;Linda&quot;},{&quot;family&quot;:&quot;Campe&quot;,&quot;given&quot;:&quot;Shannon&quot;},{&quot;family&quot;:&quot;Ortiz&quot;,&quot;given&quot;:&quot;Eloy&quot;}],&quot;volume&quot;:&quot;4&quot;,&quot;URL&quot;:&quot;https://www.igi-global.com/article/using-game-mechanics-to-measure-what-students-learn-from-programming-games/117696&quot;,&quot;type&quot;:&quot;article-journal&quot;,&quot;title&quot;:&quot;Using Game Mechanics to Measure What Students Learn from Programming Games&quot;,&quot;issue&quot;:&quot;3&quot;,&quot;language&quot;:&quot;en&quot;},&quot;prefix&quot;:&quot;&quot;,&quot;uris&quot;:[&quot;http://zotero.org/users/1913249/items/RUWZA8Q7&quot;],&quot;suffix&quot;:&quot;&quot;,&quot;id&quot;:2409,&quot;suppress-author&quot;:true}],&quot;citationID&quot;:&quot;oplrcnth&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text:p>
      <text:p text:style-name="Text_20_body">Another important concept in both project and inclusive approaches to education is to make projects as authentic as possible to increase learner motivation. For game making this authenticity or realness can be seen in both to the tangible, shareable nature of resulting game created and in clear links to the domain of professional game desig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 like the Coolest Project. You may be able to add authenticity in a similar way by providing a low pressure competition or another frame for student’s game making.</text:p>
      <text:p text:style-name="Text_20_body"><text:span text:style-name="T2">Coding and Computational Fluency</text:span></text:p>
      <text:p text:style-name="Text_20_body">Resnick and Rusk <text:reference-mark-start text:name="ZOTERO_ITEM CSL_CITATION {&quot;properties&quot;:{&quot;noteIndex&quot;:0,&quot;formattedCitation&quot;:&quot;[-@resnick_coding_2020]&quot;},&quot;schema&quot;:&quot;https://github.com/citation-style-language/schema/raw/master/csl-citation.json&quot;,&quot;citationItems&quot;:[{&quot;uri&quot;:[&quot;http://zotero.org/users/1913249/items/VYS48CXK&quot;],&quot;itemData&quot;:{&quot;page&quot;:&quot;120-127&quot;,&quot;DOI&quot;:&quot;10.1145/3375546&quot;,&quot;container-title-short&quot;:&quot;Commun. ACM&quot;,&quot;abstract&quot;:&quot;While millions of students worldwide have enjoyed coding experiences over the last decade, the next challenge is spreading educational values and approaches.&quot;,&quot;source&quot;:&quot;DOI.org (Crossref)&quot;,&quot;issued&quot;:{&quot;date-parts&quot;:[[2020,10,22]]},&quot;accessed&quot;:{&quot;date-parts&quot;:[[2021,12,21]]},&quot;id&quot;:&quot;resnick_coding_2020&quot;,&quot;ISSN&quot;:&quot;0001-0782, 1557-7317&quot;,&quot;citation-key&quot;:&quot;resnick_coding_2020&quot;,&quot;container-title&quot;:&quot;Communications of the ACM&quot;,&quot;author&quot;:[{&quot;family&quot;:&quot;Resnick&quot;,&quot;given&quot;:&quot;Mitchel&quot;},{&quot;family&quot;:&quot;Rusk&quot;,&quot;given&quot;:&quot;Natalie&quot;}],&quot;volume&quot;:&quot;63&quot;,&quot;URL&quot;:&quot;https://dl.acm.org/doi/10.1145/3375546&quot;,&quot;type&quot;:&quot;article-journal&quot;,&quot;title&quot;:&quot;Coding at a crossroads&quot;,&quot;issue&quot;:&quot;11&quot;,&quot;language&quot;:&quot;en&quot;},&quot;prefix&quot;:&quot;&quot;,&quot;uris&quot;:[&quot;http://zotero.org/users/1913249/items/VYS48CXK&quot;],&quot;suffix&quot;:&quot;&quot;,&quot;id&quot;:8304,&quot;suppress-author&quot;:true}],&quot;citationID&quot;:&quot;vztxzrme&quot;} RNDvxcqgqfsii"/>&lt;Do Zotero Refresh: [-@resnick_coding_2020]&gt;<text:reference-mark-end text:name="ZOTERO_ITEM CSL_CITATION {&quot;properties&quot;:{&quot;noteIndex&quot;:0,&quot;formattedCitation&quot;:&quot;[-@resnick_coding_2020]&quot;},&quot;schema&quot;:&quot;https://github.com/citation-style-language/schema/raw/master/csl-citation.json&quot;,&quot;citationItems&quot;:[{&quot;uri&quot;:[&quot;http://zotero.org/users/1913249/items/VYS48CXK&quot;],&quot;itemData&quot;:{&quot;page&quot;:&quot;120-127&quot;,&quot;DOI&quot;:&quot;10.1145/3375546&quot;,&quot;container-title-short&quot;:&quot;Commun. ACM&quot;,&quot;abstract&quot;:&quot;While millions of students worldwide have enjoyed coding experiences over the last decade, the next challenge is spreading educational values and approaches.&quot;,&quot;source&quot;:&quot;DOI.org (Crossref)&quot;,&quot;issued&quot;:{&quot;date-parts&quot;:[[2020,10,22]]},&quot;accessed&quot;:{&quot;date-parts&quot;:[[2021,12,21]]},&quot;id&quot;:&quot;resnick_coding_2020&quot;,&quot;ISSN&quot;:&quot;0001-0782, 1557-7317&quot;,&quot;citation-key&quot;:&quot;resnick_coding_2020&quot;,&quot;container-title&quot;:&quot;Communications of the ACM&quot;,&quot;author&quot;:[{&quot;family&quot;:&quot;Resnick&quot;,&quot;given&quot;:&quot;Mitchel&quot;},{&quot;family&quot;:&quot;Rusk&quot;,&quot;given&quot;:&quot;Natalie&quot;}],&quot;volume&quot;:&quot;63&quot;,&quot;URL&quot;:&quot;https://dl.acm.org/doi/10.1145/3375546&quot;,&quot;type&quot;:&quot;article-journal&quot;,&quot;title&quot;:&quot;Coding at a crossroads&quot;,&quot;issue&quot;:&quot;11&quot;,&quot;language&quot;:&quot;en&quot;},&quot;prefix&quot;:&quot;&quot;,&quot;uris&quot;:[&quot;http://zotero.org/users/1913249/items/VYS48CXK&quot;],&quot;suffix&quot;:&quot;&quot;,&quot;id&quot;:8304,&quot;suppress-author&quot;:true}],&quot;citationID&quot;:&quot;vztxzrme&quot;} RNDvxcqgqfsii"/> draw on literacy-for-all movements when using a concept of computational fluency to describe student’s creative expression through coding projects. Fluency in coding can be compared to fluency in spoken languages where the focus is less on accuracy and complexity of language use compared to how unhalting and comfortable the speaker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game play feel of game mechanics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extremely dynamic as new tools frequently emerge with novel approaches and features. In this section I outline the key features of selected game making tools. Some game making tools for beginners, for example Kodu or the Game Maker series, use a Graphical User Interface (GUI) to abstract away the detail of the underlying code complexity. While those may be useful to learn game design without coding, my study addressed tools that allow users to code the game directly.</text:p>
      <text:p text:style-name="Text_20_body">After research two tools emerged as significant based on the opportunities provided. These were MakeCode Arcade a specialised block based programming and Phaser.js an authentic web game making framework used in a browser-based programming environment (code playground)</text:p>
      <text:p text:style-name="Text_20_body"><text:span text:style-name="T2">Phaser.js in a Code Playground - an authentic web game making framework:</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promoted by Code Club resource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text:span text:style-name="T1">phaser simple game to edit</text:span> &lt;Game_Figure1.1.png&gt; 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2">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 Another advantage is that the MakeCode system is also used to code the popular Microbit micro controller. So this may be familiar to you as a teacher or to your students. </text:p>
      <text:p text:style-name="Text_20_body">&lt;Game_Figure1.2.png&gt; <text:span text:style-name="T1">MakeCode</text:span> 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0" text:note-class="footnote"><text:note-citation>1</text:note-citation><text:note-body><text:p text:style-name="Footnote">https://arcade.makecode.com/</text:p></text:note-body></text:note></text:p>
      <text:h text:style-name="Heading_20_2" text:outline-level="2"><text:bookmark-start text:name="research-vignette---evolution-of-design"/>Research Vignette - Evolution of Design<text:bookmark-end text:name="research-vignette---evolution-of-design"/></text:h>
      <text:p text:style-name="First_20_paragraph">RESTATE / DESCRIBE RESEARCH GOALS CONCISELY</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s a fertile research base to jointly create learning activities with a wider potential application.</text:p>
      <text:p text:style-name="Text_20_body">To facilitate this goal I have taken a design-based approach. Design based research It was originally developed as a response to the importance of context in educational research as part of the social turn of social science research <text:reference-mark-start text:name="ZOTERO_ITEM CSL_CITATION {&quot;properties&quot;:{&quot;noteIndex&quot;:0,&quot;formattedCitation&quot;:&quot;[@brown_design_1992]&quot;},&quot;schema&quot;:&quot;https://github.com/citation-style-language/schema/raw/master/csl-citation.json&quot;,&quot;citationItems&quot;:[{&quot;uri&quot;:[&quot;http://zotero.org/users/1913249/items/Z9ZV6H5T&quot;],&quot;itemData&quot;:{&quot;accessed&quot;:{&quot;date-parts&quot;:[[2016,8,1]]},&quot;id&quot;:&quot;brown_design_1992&quot;,&quot;volume&quot;:&quot;2&quot;,&quot;URL&quot;:&quot;http://www.tandfonline.com/doi/pdf/10.1207/s15327809jls0202_2&quot;,&quot;citation-key&quot;:&quot;brown_design_1992&quot;,&quot;container-title&quot;:&quot;The journal of the learning sciences&quot;,&quot;author&quot;:[{&quot;family&quot;:&quot;Brown&quot;,&quot;given&quot;:&quot;Ann L.&quot;}],&quot;type&quot;:&quot;article-journal&quot;,&quot;source&quot;:&quot;Google Scholar&quot;,&quot;issued&quot;:{&quot;date-parts&quot;:[[1992]]},&quot;title-short&quot;:&quot;Design experiments&quot;,&quot;title&quot;:&quot;Design experiments: Theoretical and methodological challenges in creating complex interventions in classroom settings&quot;,&quot;page&quot;:&quot;141–178&quot;,&quot;issue&quot;:&quot;2&quot;},&quot;id&quot;:1416,&quot;uris&quot;:[&quot;http://zotero.org/users/1913249/items/Z9ZV6H5T&quot;],&quot;suffix&quot;:&quot;&quot;,&quot;prefix&quot;:&quot;&quot;}],&quot;citationID&quot;:&quot;gbqfqnzh&quot;} RNDoscmpyliwl"/>&lt;Do Zotero Refresh: [@brown_design_1992]&gt;<text:reference-mark-end text:name="ZOTERO_ITEM CSL_CITATION {&quot;properties&quot;:{&quot;noteIndex&quot;:0,&quot;formattedCitation&quot;:&quot;[@brown_design_1992]&quot;},&quot;schema&quot;:&quot;https://github.com/citation-style-language/schema/raw/master/csl-citation.json&quot;,&quot;citationItems&quot;:[{&quot;uri&quot;:[&quot;http://zotero.org/users/1913249/items/Z9ZV6H5T&quot;],&quot;itemData&quot;:{&quot;accessed&quot;:{&quot;date-parts&quot;:[[2016,8,1]]},&quot;id&quot;:&quot;brown_design_1992&quot;,&quot;volume&quot;:&quot;2&quot;,&quot;URL&quot;:&quot;http://www.tandfonline.com/doi/pdf/10.1207/s15327809jls0202_2&quot;,&quot;citation-key&quot;:&quot;brown_design_1992&quot;,&quot;container-title&quot;:&quot;The journal of the learning sciences&quot;,&quot;author&quot;:[{&quot;family&quot;:&quot;Brown&quot;,&quot;given&quot;:&quot;Ann L.&quot;}],&quot;type&quot;:&quot;article-journal&quot;,&quot;source&quot;:&quot;Google Scholar&quot;,&quot;issued&quot;:{&quot;date-parts&quot;:[[1992]]},&quot;title-short&quot;:&quot;Design experiments&quot;,&quot;title&quot;:&quot;Design experiments: Theoretical and methodological challenges in creating complex interventions in classroom settings&quot;,&quot;page&quot;:&quot;141–178&quot;,&quot;issue&quot;:&quot;2&quot;},&quot;id&quot;:1416,&quot;uris&quot;:[&quot;http://zotero.org/users/1913249/items/Z9ZV6H5T&quot;],&quot;suffix&quot;:&quot;&quot;,&quot;prefix&quot;:&quot;&quot;}],&quot;citationID&quot;:&quot;gbqfqnzh&quot;} RNDoscmpyliwl"/> .</text:p>
      <text:p text:style-name="Text_20_body">DPR is a varied discipline which can take a multitude of forms. The core elements include: research as an intervention, iteration, involvement of participants in the evolution of designs, a flexibility of research outcome based on how events unfold <text:reference-mark-start text:name="ZOTERO_ITEM CSL_CITATION {&quot;properties&quot;:{&quot;noteIndex&quot;:0,&quot;formattedCitation&quot;:&quot;[@easterday_design-based_2014]&quot;},&quot;schema&quot;:&quot;https://github.com/citation-style-language/schema/raw/master/csl-citation.json&quot;,&quot;citationItems&quot;:[{&quot;uri&quot;:[&quot;http://zotero.org/users/1913249/items/Q4DDFYFG&quot;],&quot;itemData&quot;:{&quot;accessed&quot;:{&quot;date-parts&quot;:[[2022,2,5]]},&quot;id&quot;:&quot;easterday_design-based_2014&quot;,&quot;citation-key&quot;:&quot;easterday_design-based_2014&quot;,&quot;URL&quot;:&quot;https://repository.isls.org//handle/1/1130&quot;,&quot;author&quot;:[{&quot;family&quot;:&quot;Easterday&quot;,&quot;given&quot;:&quot;Matthew W.&quot;},{&quot;family&quot;:&quot;Lewis&quot;,&quot;given&quot;:&quot;Daniel Rees&quot;},{&quot;family&quot;:&quot;Gerber&quot;,&quot;given&quot;:&quot;Elizabeth M.&quot;}],&quot;type&quot;:&quot;article-journal&quot;,&quot;source&quot;:&quot;repository.isls.org&quot;,&quot;issued&quot;:{&quot;date-parts&quot;:[[2014,6]]},&quot;title-short&quot;:&quot;Design-Based Research Process&quot;,&quot;publisher&quot;:&quot;Boulder, CO: International Society of the Learning Sciences&quot;,&quot;title&quot;:&quot;Design-Based Research Process: Problems, Phases, and Applications&quot;,&quot;language&quot;:&quot;en&quot;},&quot;id&quot;:8400,&quot;uris&quot;:[&quot;http://zotero.org/users/1913249/items/Q4DDFYFG&quot;],&quot;suffix&quot;:&quot;&quot;,&quot;prefix&quot;:&quot;&quot;}],&quot;citationID&quot;:&quot;aipvgrmm&quot;} RNDhseqbksrqj"/>&lt;Do Zotero Refresh: [@easterday_design-based_2014]&gt;<text:reference-mark-end text:name="ZOTERO_ITEM CSL_CITATION {&quot;properties&quot;:{&quot;noteIndex&quot;:0,&quot;formattedCitation&quot;:&quot;[@easterday_design-based_2014]&quot;},&quot;schema&quot;:&quot;https://github.com/citation-style-language/schema/raw/master/csl-citation.json&quot;,&quot;citationItems&quot;:[{&quot;uri&quot;:[&quot;http://zotero.org/users/1913249/items/Q4DDFYFG&quot;],&quot;itemData&quot;:{&quot;accessed&quot;:{&quot;date-parts&quot;:[[2022,2,5]]},&quot;id&quot;:&quot;easterday_design-based_2014&quot;,&quot;citation-key&quot;:&quot;easterday_design-based_2014&quot;,&quot;URL&quot;:&quot;https://repository.isls.org//handle/1/1130&quot;,&quot;author&quot;:[{&quot;family&quot;:&quot;Easterday&quot;,&quot;given&quot;:&quot;Matthew W.&quot;},{&quot;family&quot;:&quot;Lewis&quot;,&quot;given&quot;:&quot;Daniel Rees&quot;},{&quot;family&quot;:&quot;Gerber&quot;,&quot;given&quot;:&quot;Elizabeth M.&quot;}],&quot;type&quot;:&quot;article-journal&quot;,&quot;source&quot;:&quot;repository.isls.org&quot;,&quot;issued&quot;:{&quot;date-parts&quot;:[[2014,6]]},&quot;title-short&quot;:&quot;Design-Based Research Process&quot;,&quot;publisher&quot;:&quot;Boulder, CO: International Society of the Learning Sciences&quot;,&quot;title&quot;:&quot;Design-Based Research Process: Problems, Phases, and Applications&quot;,&quot;language&quot;:&quot;en&quot;},&quot;id&quot;:8400,&quot;uris&quot;:[&quot;http://zotero.org/users/1913249/items/Q4DDFYFG&quot;],&quot;suffix&quot;:&quot;&quot;,&quot;prefix&quot;:&quot;&quot;}],&quot;citationID&quot;:&quot;aipvgrmm&quot;} RNDhseqbksrqj"/>. One of the key motivations of this approach is to produce educational research that has a high utility for practitioners in that it which develops theory that is rooted in contextual practice.</text:p>
      <text:p text:style-name="Text_20_body">Barab and Squire <text:reference-mark-start text:name="ZOTERO_ITEM CSL_CITATION {&quot;properties&quot;:{&quot;noteIndex&quot;:0,&quot;formattedCitation&quot;:&quot;[-@barab_design-based_2004]&quot;},&quot;schema&quot;:&quot;https://github.com/citation-style-language/schema/raw/master/csl-citation.json&quot;,&quot;citationItems&quot;:[{&quot;uri&quot;:[&quot;http://zotero.org/users/1913249/items/4AWFP7ZD&quot;],&quot;itemData&quot;:{&quot;page&quot;:&quot;1-14&quot;,&quot;DOI&quot;:&quot;10.1207/s15327809jls1301_1&quot;,&quot;issue&quot;:&quot;1&quot;,&quot;type&quot;:&quot;article-journal&quot;,&quot;source&quot;:&quot;Crossref&quot;,&quot;issued&quot;:{&quot;date-parts&quot;:[[2004,1]]},&quot;accessed&quot;:{&quot;date-parts&quot;:[[2018,4,21]]},&quot;id&quot;:&quot;barab_design-based_2004&quot;,&quot;ISSN&quot;:&quot;1050-8406, 1532-7809&quot;,&quot;title-short&quot;:&quot;Design-Based Research&quot;,&quot;container-title&quot;:&quot;Journal of the Learning Sciences&quot;,&quot;author&quot;:[{&quot;family&quot;:&quot;Barab&quot;,&quot;given&quot;:&quot;Sasha&quot;},{&quot;family&quot;:&quot;Squire&quot;,&quot;given&quot;:&quot;Kurt&quot;}],&quot;volume&quot;:&quot;13&quot;,&quot;URL&quot;:&quot;http://www.tandfonline.com/doi/abs/10.1207/s15327809jls1301_1&quot;,&quot;citation-key&quot;:&quot;barab_design-based_2004&quot;,&quot;title&quot;:&quot;Design-Based Research: Putting a Stake in the Ground&quot;,&quot;language&quot;:&quot;en&quot;},&quot;prefix&quot;:&quot;&quot;,&quot;uris&quot;:[&quot;http://zotero.org/users/1913249/items/4AWFP7ZD&quot;],&quot;suffix&quot;:&quot;&quot;,&quot;id&quot;:2424,&quot;suppress-author&quot;:true}],&quot;citationID&quot;:&quot;epqsitfx&quot;} RNDrqgncgwrcc"/>&lt;Do Zotero Refresh: [-@barab_design-based_2004]&gt;<text:reference-mark-end text:name="ZOTERO_ITEM CSL_CITATION {&quot;properties&quot;:{&quot;noteIndex&quot;:0,&quot;formattedCitation&quot;:&quot;[-@barab_design-based_2004]&quot;},&quot;schema&quot;:&quot;https://github.com/citation-style-language/schema/raw/master/csl-citation.json&quot;,&quot;citationItems&quot;:[{&quot;uri&quot;:[&quot;http://zotero.org/users/1913249/items/4AWFP7ZD&quot;],&quot;itemData&quot;:{&quot;page&quot;:&quot;1-14&quot;,&quot;DOI&quot;:&quot;10.1207/s15327809jls1301_1&quot;,&quot;issue&quot;:&quot;1&quot;,&quot;type&quot;:&quot;article-journal&quot;,&quot;source&quot;:&quot;Crossref&quot;,&quot;issued&quot;:{&quot;date-parts&quot;:[[2004,1]]},&quot;accessed&quot;:{&quot;date-parts&quot;:[[2018,4,21]]},&quot;id&quot;:&quot;barab_design-based_2004&quot;,&quot;ISSN&quot;:&quot;1050-8406, 1532-7809&quot;,&quot;title-short&quot;:&quot;Design-Based Research&quot;,&quot;container-title&quot;:&quot;Journal of the Learning Sciences&quot;,&quot;author&quot;:[{&quot;family&quot;:&quot;Barab&quot;,&quot;given&quot;:&quot;Sasha&quot;},{&quot;family&quot;:&quot;Squire&quot;,&quot;given&quot;:&quot;Kurt&quot;}],&quot;volume&quot;:&quot;13&quot;,&quot;URL&quot;:&quot;http://www.tandfonline.com/doi/abs/10.1207/s15327809jls1301_1&quot;,&quot;citation-key&quot;:&quot;barab_design-based_2004&quot;,&quot;title&quot;:&quot;Design-Based Research: Putting a Stake in the Ground&quot;,&quot;language&quot;:&quot;en&quot;},&quot;prefix&quot;:&quot;&quot;,&quot;uris&quot;:[&quot;http://zotero.org/users/1913249/items/4AWFP7ZD&quot;],&quot;suffix&quot;:&quot;&quot;,&quot;id&quot;:2424,&quot;suppress-author&quot;:true}],&quot;citationID&quot;:&quot;epqsitfx&quot;} RNDrqgncgwrcc"/> describe the messiness of design 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As this is early presentation of results I try to strike a balance which stays concrete but which also pulls from my observations a framework which may translatable in to other game-making and creative project based approaches.</text:p>
      <text:p text:style-name="Text_20_body">To address my research interests of engagement, autonomy in the design of the experiment I started from a very open starting position. The main intervention was to lead a workshop with participants challenged to make a simple computer game. Beyond this little was decided in in advance with the goal being to respond to the context of the learning environment.</text:p>
      <text:p text:style-name="Text_20_body">My current game making designs have emerged from several iterations of experimentation. The main experimental team consisted of Home Educating families. The designs that emerged where then also trialled in a local primary classroom of Year 6 (10-11 year old). For some iterations of the design I also worked with undergraduate students who acted to support the game-making workshops. Through informal responses, direct feedback, and structured evaluation all participants acted as research partners as I acted on their reactions to design the next iteration of the game making program.</text:p>
      <text:h text:style-name="Heading_20_2" text:outline-level="2"><text:bookmark-start text:name="overview-of-the-3m-game-making-learning-design"/>Overview of The 3M Game Making Learning Design<text:bookmark-end text:name="overview-of-the-3m-game-making-learning-design"/></text:h>
      <text:p text:style-name="First_20_paragraph">The section outlines the main features of the 3M model which comprises of Missions, Maps and Motivational Methods. This learning design could can be applied using any of the software tools above. The resources I have created for MakeCode<text:note text:id="ftn1" text:note-class="footnote"><text:note-citation>2</text:note-citation><text:note-body><text:p text:style-name="Footnote">https://mickfuzz.github.io/makecode-platformer-101/</text:p></text:note-body></text:note> and Phaser<text:note text:id="ftn2" text:note-class="footnote"><text:note-citation>3</text:note-citation><text:note-body><text:p text:style-name="Footnote">https://glitch-game-makers-manual.glitch.me/</text:p></text:note-body></text:note> are free and open source and available online. I invite other educators to adopt this approach and share resources for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The goal is to of increase user choice and give players more agency. To mirror this approach, the main challenge of the 3M model is to create a playable game around a theme for a real or imagined audience. The incremental missions of the my implementations of 3M model involve adding game features. This approach steers students towards developing the use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text:span text:style-name="T2">???</text:span>). You can find out what kind of game player you are with an online test.<text:note text:id="ftn3" text:note-class="footnote"><text:note-citation>4</text:note-citation><text:note-body><text:p text:style-name="Footnote">https://matthewbarr.co.uk/bartle/</text:p></text:note-body></text:note> There are also different styles of game makers. Some like to study to get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4" text:note-class="footnote"><text:note-citation>5</text:note-citation><text:note-body><text:p text:style-name="Footnote">https://mickfuzz.github.io/makecode-platformer-101/missions</text:p></text:note-body></text:note></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properties&quot;:{&quot;noteIndex&quot;:0,&quot;formattedCitation&quot;:&quot;[@lee_computational_2011]&quot;},&quot;schema&quot;:&quot;https://github.com/citation-style-language/schema/raw/master/csl-citation.json&quot;,&quot;citationItems&quot;:[{&quot;uri&quot;:[&quot;http://zotero.org/users/1913249/items/M2JH9UT3&quot;],&quot;itemData&quot;:{&quot;accessed&quot;:{&quot;date-parts&quot;:[[2018,9,15]]},&quot;DOI&quot;:&quot;10.1145/1929887.1929902&quot;,&quot;volume&quot;:&quot;2&quot;,&quot;id&quot;:&quot;lee_computational_2011&quot;,&quot;ISSN&quot;:&quot;2153-2184&quot;,&quot;URL&quot;:&quot;http://doi.acm.org/10.1145/1929887.1929902&quot;,&quot;citation-key&quot;:&quot;lee_computational_2011&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source&quot;:&quot;ACM Digital Library&quot;,&quot;issued&quot;:{&quot;date-parts&quot;:[[2011,2]]},&quot;title&quot;:&quot;Computational Thinking for Youth in Practice&quot;,&quot;page&quot;:&quot;32–37&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2918,&quot;uris&quot;:[&quot;http://zotero.org/users/1913249/items/M2JH9UT3&quot;],&quot;suffix&quot;:&quot;&quot;,&quot;prefix&quot;:&quot;&quot;}],&quot;citationID&quot;:&quot;ezaviely&quot;} RNDxtsdrjuyxw"/>&lt;Do Zotero Refresh: [@lee_computational_2011]&gt;<text:reference-mark-end text:name="ZOTERO_ITEM CSL_CITATION {&quot;properties&quot;:{&quot;noteIndex&quot;:0,&quot;formattedCitation&quot;:&quot;[@lee_computational_2011]&quot;},&quot;schema&quot;:&quot;https://github.com/citation-style-language/schema/raw/master/csl-citation.json&quot;,&quot;citationItems&quot;:[{&quot;uri&quot;:[&quot;http://zotero.org/users/1913249/items/M2JH9UT3&quot;],&quot;itemData&quot;:{&quot;accessed&quot;:{&quot;date-parts&quot;:[[2018,9,15]]},&quot;DOI&quot;:&quot;10.1145/1929887.1929902&quot;,&quot;volume&quot;:&quot;2&quot;,&quot;id&quot;:&quot;lee_computational_2011&quot;,&quot;ISSN&quot;:&quot;2153-2184&quot;,&quot;URL&quot;:&quot;http://doi.acm.org/10.1145/1929887.1929902&quot;,&quot;citation-key&quot;:&quot;lee_computational_2011&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source&quot;:&quot;ACM Digital Library&quot;,&quot;issued&quot;:{&quot;date-parts&quot;:[[2011,2]]},&quot;title&quot;:&quot;Computational Thinking for Youth in Practice&quot;,&quot;page&quot;:&quot;32–37&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2918,&quot;uris&quot;:[&quot;http://zotero.org/users/1913249/items/M2JH9UT3&quot;],&quot;suffix&quot;:&quot;&quot;,&quot;prefix&quot;:&quot;&quot;}],&quot;citationID&quot;:&quot;ezaviely&quot;} RNDxtsdrjuyxw"/>. I worked with learners to create a wish list of game features to create a 2D platform game. These features included moving hazards, jumping on enemies, finding a door or flag to progress to the next level. We can describe these features as game design patterns. I developed tutorials to support students implement these patterns and grouped them to aid navigation of the resources. This approach aligns with inclusive education principles in that it increases the choices of students, scaffolds the way they can access resources and allows them to keep a track of their own progress. In my research I found that providing a set of limited options but allowing student to choose their own pathway had a immediate positive effect on the motivation and general energy level of learners.</text:p>
      <text:h text:style-name="Heading_20_3" text:outline-level="3"><text:bookmark-start text:name="game-design-pattern-as-mission-for-students"/>Game Design Pattern as Mission for Students<text:bookmark-end text:name="game-design-pattern-as-mission-for-students"/></text:h>
      <text:p text:style-name="First_20_paragraph">In my vers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
        <text:list-item>
          <text:p text:style-name="P1"><text:span text:style-name="T2">Name of Game Design Pattern:</text:span> Jumping on Enemies to Zap them</text:p>
        </text:list-item>
        <text:list-item>
          <text:p text:style-name="P1"><text:span text:style-name="T2">Type Pattern:</text:span> Game Mechanic</text:p>
        </text:list-item>
        <text:list-item>
          <text:p text:style-name="P1"><text:span text:style-name="T2">Description:</text:span> If the player is descending from a jump when they touch the enemy the player is zapped and in this case disappears.</text:p>
        </text:list-item>
        <text:list-item>
          <text:p text:style-name="P1"><text:span text:style-name="T2">Need for Pattern:</text:span> Enemies create challenge and being able to jump on an enemy is a good way of clearing the area you want to explore or to be able to jump up to a high platform.</text:p>
        </text:list-item>
        <text:list-item>
          <text:p text:style-name="P1"><text:span text:style-name="T2">Coding Concepts involved:</text:span> Arrays<text:note text:id="ftn5" text:note-class="footnote"><text:note-citation>6</text:note-citation><text:note-body><text:p text:style-name="Footnote">https://mickfuzz.github.io/makecode-platformer-101/learningDimensions#arrays</text:p></text:note-body></text:note>, Change Listener<text:note text:id="ftn6" text:note-class="footnote"><text:note-citation>7</text:note-citation><text:note-body><text:p text:style-name="Footnote">https://mickfuzz.github.io/makecode-platformer-101/learningDimensions#change-listener</text:p></text:note-body></text:note></text:p>
        </text:list-item>
        <text:list-item>
          <text:p text:style-name="P1"><text:span text:style-name="T2">Links to other Computing Patterns:</text:span> Systems Dynamics<text:note text:id="ftn7" text:note-class="footnote"><text:note-citation>8</text:note-citation><text:note-body><text:p text:style-name="Footnote">https://mickfuzz.github.io/makecode-platformer-101/learningDimensions#systems-dynamics</text:p></text:note-body></text:note></text:p>
        </text:list-item>
        <text:list-item>
          <text:p text:style-name="P1"><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them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You can vary how much detail you provide in supporting documents to suit the challenge level for students. I work with young coders, thus I normally provide significant coding scaffolding. Once learners have built familiarity with code structures, processes and the coding environment, I provide less complete code examples.</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on that area, you can map the learning happening in an authentic activity. When researching hands-on tinkering in Science museums Bevan and Petrich <text:reference-mark-start text:name="ZOTERO_ITEM CSL_CITATION {&quot;properties&quot;:{&quot;noteIndex&quot;:0,&quot;formattedCitation&quot;:&quot;@petrich_it_2013&quot;},&quot;schema&quot;:&quot;https://github.com/citation-style-language/schema/raw/master/csl-citation.json&quot;,&quot;citationItems&quot;:[{&quot;uri&quot;:[&quot;http://zotero.org/users/1913249/items/28RKRJE6&quot;],&quot;itemData&quot;:{&quot;page&quot;:&quot;50&quot;,&quot;id&quot;:&quot;petrich_it_2013&quot;,&quot;citation-key&quot;:&quot;petrich_it_2013&quot;,&quot;container-title&quot;:&quot;Design, Make, Play: Growing the Next Generation of STEM Innovators&quot;,&quot;author&quot;:[{&quot;family&quot;:&quot;Petrich&quot;,&quot;given&quot;:&quot;Mike&quot;},{&quot;family&quot;:&quot;Wilkinson&quot;,&quot;given&quot;:&quot;Karen&quot;},{&quot;family&quot;:&quot;Bevan&quot;,&quot;given&quot;:&quot;Bronwyn&quot;}],&quot;source&quot;:&quot;Google Scholar&quot;,&quot;issued&quot;:{&quot;date-parts&quot;:[[2013]]},&quot;type&quot;:&quot;article-journal&quot;,&quot;title&quot;:&quot;It looks like fun but are they learning?&quot;},&quot;prefix&quot;:&quot;&quot;,&quot;uris&quot;:[&quot;http://zotero.org/users/1913249/items/28RKRJE6&quot;],&quot;suffix&quot;:&quot;&quot;,&quot;id&quot;:1903,&quot;suppress-author&quot;:true}],&quot;citationID&quot;:&quot;fuohxxwm&quot;} RNDoehwmmwmhe"/>&lt;Do Zotero Refresh: @petrich_it_2013&gt;<text:reference-mark-end text:name="ZOTERO_ITEM CSL_CITATION {&quot;properties&quot;:{&quot;noteIndex&quot;:0,&quot;formattedCitation&quot;:&quot;@petrich_it_2013&quot;},&quot;schema&quot;:&quot;https://github.com/citation-style-language/schema/raw/master/csl-citation.json&quot;,&quot;citationItems&quot;:[{&quot;uri&quot;:[&quot;http://zotero.org/users/1913249/items/28RKRJE6&quot;],&quot;itemData&quot;:{&quot;page&quot;:&quot;50&quot;,&quot;id&quot;:&quot;petrich_it_2013&quot;,&quot;citation-key&quot;:&quot;petrich_it_2013&quot;,&quot;container-title&quot;:&quot;Design, Make, Play: Growing the Next Generation of STEM Innovators&quot;,&quot;author&quot;:[{&quot;family&quot;:&quot;Petrich&quot;,&quot;given&quot;:&quot;Mike&quot;},{&quot;family&quot;:&quot;Wilkinson&quot;,&quot;given&quot;:&quot;Karen&quot;},{&quot;family&quot;:&quot;Bevan&quot;,&quot;given&quot;:&quot;Bronwyn&quot;}],&quot;source&quot;:&quot;Google Scholar&quot;,&quot;issued&quot;:{&quot;date-parts&quot;:[[2013]]},&quot;type&quot;:&quot;article-journal&quot;,&quot;title&quot;:&quot;It looks like fun but are they learning?&quot;},&quot;prefix&quot;:&quot;&quot;,&quot;uris&quot;:[&quot;http://zotero.org/users/1913249/items/28RKRJE6&quot;],&quot;suffix&quot;:&quot;&quot;,&quot;id&quot;:1903,&quot;suppress-author&quot;:true}],&quot;citationID&quot;:&quot;fuohxxwm&quot;} RNDoehwmmwmhe"/>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from hours of recorded material some of the concepts and practices that learners engaged with when making games.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n quest-themed computer game. The game pattern missions wh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ve been working with. As learners traced a trail between the different island/missions they had visited, the map provoked learners to reflect on their journey and progress. This approach may be too labour and time intensive for many class environments. I am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re are many ways to motivate and sustain the learners involvement PBL. In this section I share two methods that I have foun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properties&quot;:{&quot;noteIndex&quot;:0,&quot;formattedCitation&quot;:&quot;[@kaloti-hallak_students_2015]&quot;},&quot;schema&quot;:&quot;https://github.com/citation-style-language/schema/raw/master/csl-citation.json&quot;,&quot;citationItems&quot;:[{&quot;uri&quot;:[&quot;http://zotero.org/users/1913249/items/T4NDX3J8&quot;],&quot;itemData&quot;:{&quot;page&quot;:&quot;102-110&quot;,&quot;DOI&quot;:&quot;10.1145/2818314.2818317&quot;,&quot;URL&quot;:&quot;https://dl.acm.org/doi/10.1145/2818314.2818317&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source&quot;:&quot;DOI.org (Crossref)&quot;,&quot;issued&quot;:{&quot;date-parts&quot;:[[2015,11,9]]},&quot;accessed&quot;:{&quot;date-parts&quot;:[[2022,2,19]]},&quot;publisher-place&quot;:&quot;London United Kingdom&quot;,&quot;id&quot;:&quot;kaloti-hallak_students_2015&quot;,&quot;citation-key&quot;:&quot;kaloti-hallak_students_2015&quot;,&quot;container-title&quot;:&quot;Proceedings of the Workshop in Primary and Secondary Computing Education&quot;,&quot;ISBN&quot;:&quot;978-1-4503-3753-3&quot;,&quot;type&quot;:&quot;paper-conference&quot;,&quot;event-place&quot;:&quot;London United Kingdom&quot;,&quot;title&quot;:&quot;Students' Attitudes and Motivation During Robotics Activities&quot;,&quot;publisher&quot;:&quot;ACM&quot;,&quot;event&quot;:&quot;WiPSCE '15: Workshop in Primary and Secondary Computing Education&quot;,&quot;author&quot;:[{&quot;family&quot;:&quot;Kaloti-Hallak&quot;,&quot;given&quot;:&quot;Fatima&quot;},{&quot;family&quot;:&quot;Armoni&quot;,&quot;given&quot;:&quot;Michal&quot;},{&quot;family&quot;:&quot;Ben-Ari&quot;,&quot;given&quot;:&quot;Mordechai (Moti)&quot;}],&quot;language&quot;:&quot;en&quot;},&quot;id&quot;:8426,&quot;uris&quot;:[&quot;http://zotero.org/users/1913249/items/T4NDX3J8&quot;],&quot;suffix&quot;:&quot;&quot;,&quot;prefix&quot;:&quot;&quot;}],&quot;citationID&quot;:&quot;rsdpmvse&quot;} RNDfmddjiyxqv"/>&lt;Do Zotero Refresh: [@kaloti-hallak_students_2015]&gt;<text:reference-mark-end text:name="ZOTERO_ITEM CSL_CITATION {&quot;properties&quot;:{&quot;noteIndex&quot;:0,&quot;formattedCitation&quot;:&quot;[@kaloti-hallak_students_2015]&quot;},&quot;schema&quot;:&quot;https://github.com/citation-style-language/schema/raw/master/csl-citation.json&quot;,&quot;citationItems&quot;:[{&quot;uri&quot;:[&quot;http://zotero.org/users/1913249/items/T4NDX3J8&quot;],&quot;itemData&quot;:{&quot;page&quot;:&quot;102-110&quot;,&quot;DOI&quot;:&quot;10.1145/2818314.2818317&quot;,&quot;URL&quot;:&quot;https://dl.acm.org/doi/10.1145/2818314.2818317&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source&quot;:&quot;DOI.org (Crossref)&quot;,&quot;issued&quot;:{&quot;date-parts&quot;:[[2015,11,9]]},&quot;accessed&quot;:{&quot;date-parts&quot;:[[2022,2,19]]},&quot;publisher-place&quot;:&quot;London United Kingdom&quot;,&quot;id&quot;:&quot;kaloti-hallak_students_2015&quot;,&quot;citation-key&quot;:&quot;kaloti-hallak_students_2015&quot;,&quot;container-title&quot;:&quot;Proceedings of the Workshop in Primary and Secondary Computing Education&quot;,&quot;ISBN&quot;:&quot;978-1-4503-3753-3&quot;,&quot;type&quot;:&quot;paper-conference&quot;,&quot;event-place&quot;:&quot;London United Kingdom&quot;,&quot;title&quot;:&quot;Students' Attitudes and Motivation During Robotics Activities&quot;,&quot;publisher&quot;:&quot;ACM&quot;,&quot;event&quot;:&quot;WiPSCE '15: Workshop in Primary and Secondary Computing Education&quot;,&quot;author&quot;:[{&quot;family&quot;:&quot;Kaloti-Hallak&quot;,&quot;given&quot;:&quot;Fatima&quot;},{&quot;family&quot;:&quot;Armoni&quot;,&quot;given&quot;:&quot;Michal&quot;},{&quot;family&quot;:&quot;Ben-Ari&quot;,&quot;given&quot;:&quot;Mordechai (Moti)&quot;}],&quot;language&quot;:&quot;en&quot;},&quot;id&quot;:8426,&quot;uris&quot;:[&quot;http://zotero.org/users/1913249/items/T4NDX3J8&quot;],&quot;suffix&quot;:&quot;&quot;,&quot;prefix&quot;:&quot;&quot;}],&quot;citationID&quot;:&quot;rsdpmvse&quot;} RNDfmddjiyxqv"/>.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 to develop such fictional dramas, but you don’t have to be a trained drama practitioner draw on key techniques to increase learner engagement. For example, I asked trainee teachers to devise a scenario to support a series of sessions and they used a fiction of making games for a alien race coming to destroy the earth. The process of using a fictional situation can help with the motivation and reflection of learners in the following ways;</text:p>
      <text:list text:style-name="L2">
        <text:list-item>
          <text:p text:style-name="P2">Asking learners to step into a role can increase identification with participation in the project. For example you may say “As game designers, we will make this game for a particular audience”.</text:p>
        </text:list-item>
        <text:list-item>
          <text:p text:style-name="P2">Fictional situations can help create a sense of imagined jeopardy which can help learners stay on track with their creative timescale and may increase their commitment to the process.</text:p>
        </text:list-item>
        <text:list-item>
          <text:p text:style-name="P2">When learners share their games with their real or imagined audience, they can talk through their design decisions and challenges, thus creating an opportunity for reflection.</text:p>
        </text:list-item>
        <text:list-item>
          <text:p text:style-name="P2">Drama processes can help explore identification with or hostility to gaming cultures.</text:p>
        </text:list-item>
      </text:list>
      <text:h text:style-name="Heading_20_2" text:outline-level="2"><text:bookmark-start text:name="supporting-resources"/>Supporting Resources<text:bookmark-end text:name="supporting-resources"/></text:h>
      <text:p text:style-name="First_20_paragraph">This section contains links and descriptions of supporting resources that illustrate and research model.</text:p>
      <text:h text:style-name="Heading_20_3" text:outline-level="3"><text:bookmark-start text:name="makecode-arcade-resources"/>MakeCode Arcade Resources<text:bookmark-end text:name="makecode-arcade-resources"/></text:h>
      <text:p text:style-name="First_20_paragraph">THIS SECTIONS NEEDS FLESHING OUT.</text:p>
      <text:p text:style-name="Text_20_body">The following resources are available and freely adaptable under a creative commons BY-SA licence.</text:p>
      <text:list text:style-name="L3">
        <text:list-item>
          <text:p text:style-name="P3">An overview of resources - https://mickfuzz.github.io/makecode-platformer-101</text:p>
        </text:list-item>
        <text:list-item>
          <text:p text:style-name="P3">An interactive starting template and patterns to add is here - https://mca-platformer-examples.glitch.me/</text:p>
        </text:list-item>
        <text:list-item>
          <text:p text:style-name="P3">A five week course adaptable by teachers - https://mickfuzz.github.io/makecode-platformer-101/groupCourse</text:p>
        </text:list-item>
      </text:list>
      <text:h text:style-name="Heading_20_3" text:outline-level="3"><text:bookmark-start text:name="phaser-and-glitch.com-resources"/>Phaser and Glitch.com Resources<text:bookmark-end text:name="phaser-and-glitch.com-resources"/></text:h>
      <text:p text:style-name="First_20_paragraph">Similar resources exist for text based coding in Phaser. These include:</text:p>
      <text:list text:style-name="L4">
        <text:list-item>
          <text:p text:style-name="P4">A splash page for those Phaser / Glitch resources is here - https://glitch-game-makers-manual.glitch.me/</text:p>
        </text:list-item>
        <text:list-item>
          <text:p text:style-name="P4">An interactive starting template and patterns to add is here - https://ggc-examples.glitch.me/</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The chapter then listed the diverse motivations and key concepts involved in undertaking game making projects in education. Finally, to explore some of the particular tensions and opportunities involved in undertaking project-based game making with young people I used a detailed case study of the game making 3M model. Each of the three methods helps to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section text:name=" ZOTERO_BIBL {&quot;uncited&quot;:[],&quot;omitted&quot;:[],&quot;custom&quot;:[]} CSL_BIBLIOGRAPHY RNDvmikrpgdbc">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Making and Coding Fluency in Practice</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